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61591"/>
    </style:style>
    <style:style style:name="T79" style:family="text">
      <style:text-properties officeooo:rsid="0017a964"/>
    </style:style>
    <style:style style:name="T80" style:family="text">
      <style:text-properties officeooo:rsid="0019b7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9"><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82"/>
      <text:p text:style-name="P21">Глава IV. Пределы магии</text:p>
      <text:p text:style-name="P18"/>
      <text:p text:style-name="P21">Вашему покорному слуге известны четыре предела магии: </text:p>
      <text:p text:style-name="P21"/>
      <text:list xml:id="list7826787126603753073"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8"><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8"/>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5">–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text:soft-page-break/>–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text:soft-page-break/></text:p>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text:soft-page-break/></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text:soft-page-break/></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text:soft-page-break/>–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text:soft-page-break/>–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text:soft-page-break/>–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text:soft-page-break/>–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text:soft-page-break/>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text:soft-page-break/></text:p>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text:soft-page-break/>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text:soft-page-break/>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text:soft-page-break/>–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text:soft-page-break/>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text:soft-page-break/></text:p>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35">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text:soft-page-break/>–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8">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8"/>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5">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8">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8"/>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8">Анон, тебе нужно напихать булыжников в карманы, чтобы не улететь под потолок от счастья!</text:p>
      <text:p text:style-name="P48"/>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8"><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8"><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5">– <text:span text:style-name="T1">Норф!.. Эй, Норф! Ты где?..</text:span></text:p>
      <text:p text:style-name="P48"/>
      <text:p text:style-name="P48"><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soft-page-break/>…</text:p>
      <text:p text:style-name="P48"/>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oft-page-break/><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8"/>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5">–<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soft-page-break/>…</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text:soft-page-break/>–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text:soft-page-break/>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text:soft-page-break/>–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text:soft-page-break/>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text:soft-page-break/>–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8">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text:soft-page-break/>–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8"><text:soft-page-break/>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передать его тебе.</text:p>
      <text:p text:style-name="P35"><text:soft-page-break/><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8">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5">–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text:soft-page-break/></text:p>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ея совсем забыла про гостеприимство! Поужинаем, а потом обсудим, какие приборы нужны для завершения исследований.</text:p>
      <text:p text:style-name="P48"/>
      <text:p text:style-name="P36"><text:soft-page-break/>***</text:p>
      <text:p text:style-name="P35"/>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soft-page-break/>***</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text:soft-page-break/>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text:soft-page-break/></text:p>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text:soft-page-break/>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рябить и таять в моих глазах.</text:p>
      <text:p text:style-name="P1"/>
      <text:p text:style-name="P21"><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text:soft-page-break/>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text:span text:style-name="T79">нас с </text:span>прорыв<text:span text:style-name="T79">ом</text:span> в расследовании! Твайлайт Спаркл вышла на Великое Откровение с помощью заклинания Прозрения <text:span text:style-name="T80">Стар Свирла</text:span>. Ты здорово натаскала <text:span text:style-name="T80">свою ученицу</text:span>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text:span text:style-name="T80">на моей</text:span>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text:soft-page-break/>–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5"><text:soft-page-break/></text:p>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text:soft-page-break/>–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text:soft-page-break/></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text:span text:style-name="T78">крылом</text:span>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text:soft-page-break/></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text:soft-page-break/>–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text:soft-page-break/></text:p>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text:span text:style-name="T22">В последний раз, когда я им воспользовалась, он выжег пещеру на сотни футов в направлении фокусировки</text:span>.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6">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text:s/>А перегруза не будет, половину товара Макинтош на себе дотащит.</text:p>
      <text:p text:style-name="P48"/>
      <text:p text:style-name="P48"><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Ну что же, Анон, если тебе повезёт, ты найдёшь тут пару блюд без травы!</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oft-page-break/><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text:soft-page-break/><text:s/>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p>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oft-page-break/><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text:soft-page-break/></text:p>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text:soft-page-break/>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text:soft-page-break/>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text:soft-page-break/>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8"><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1">24пн</text:p>
      <text:p text:style-name="P71"><text:soft-page-break/>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text:soft-page-break/></text:p>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text:soft-page-break/>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oft-page-break/><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soft-page-break/>…</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text:soft-page-break/>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4" text:outline-level="2"><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text:soft-page-break/>–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text:soft-page-break/>–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7">***</text:p>
      <text:p text:style-name="P66"/>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8">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6"/>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5">–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soft-page-break/>~~~</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5"/>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27T19:16:37.148355290</dc:date>
    <meta:editing-duration>P154DT5H18M53S</meta:editing-duration>
    <meta:editing-cycles>9808</meta:editing-cycles>
    <meta:generator>LibreOffice/5.1.6.2$Linux_X86_64 LibreOffice_project/10m0$Build-2</meta:generator>
    <meta:printed-by>макс </meta:printed-by>
    <meta:print-date>2017-08-23T21:51:29.95</meta:print-date>
    <meta:document-statistic meta:table-count="0" meta:image-count="0" meta:object-count="0" meta:page-count="251" meta:paragraph-count="4890" meta:word-count="103264" meta:character-count="684326" meta:non-whitespace-character-count="581367"/>
  </office:meta>
</office:document-meta>
</file>